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s for Create User research assignment </text:p>
      <text:p text:style-name="P1"><text:s/></text:p>
      <text:list xml:id="list8175706996891571412" text:style-name="WWNum1">
        <text:list-item>
          <text:p text:style-name="P3"><text:a xlink:type="simple" xlink:href="https://phppot.com/php/user-authentication-using-php-and-mysql/" text:style-name="Internet_20_link" text:visited-style-name="Visited_20_Internet_20_Link"><text:span text:style-name="T1">https://phppot.com/php/user-authentication-using-php-and-mysql/</text:span></text:a></text:p>
        </text:list-item>
        <text:list-item>
          <text:p text:style-name="P3"><text:a xlink:type="simple" xlink:href="https://www.drupal.org/node/1556488" text:style-name="Internet_20_link" text:visited-style-name="Visited_20_Internet_20_Link"><text:span text:style-name="T1">https://www.drupal.org/node/1556488</text:span></text:a></text:p>
        </text:list-item>
        <text:list-item>
          <text:p text:style-name="P3"><text:a xlink:type="simple" xlink:href="https://www.phpjabbers.com/generate-a-random-password-with-php-php70.html" text:style-name="Internet_20_link" text:visited-style-name="Visited_20_Internet_20_Link"><text:span text:style-name="T1">https://www.phpjabbers.com/generate-a-random-password-with-php-php70.html</text:span></text:a></text:p>
        </text:list-item>
        <text:list-item>
          <text:p text:style-name="P3"><text:a xlink:type="simple" xlink:href="https://shareurcodes.com/blog/best%20way%20to%20store%20password%20in%20database%202017%20edition" text:style-name="Internet_20_link" text:visited-style-name="Visited_20_Internet_20_Link"><text:span text:style-name="T1">https://shareurcodes.com/blog/best%20way%20to%20store%20password%20in%20database%202017%20edition</text:span></text:a></text:p>
        </text:list-item>
        <text:list-item>
          <text:p text:style-name="P3"><text:a xlink:type="simple" xlink:href="https://tutorialio.com/php/faqs/generate-a-random-alphanumeric-string.php" text:style-name="Internet_20_link" text:visited-style-name="Visited_20_Internet_20_Link"><text:span text:style-name="T1">https://tutorialio.com/php/faqs/generate-a-random-alphanumeric-string.php</text:span></text:a></text:p>
        </text:list-item>
        <text:list-item>
          <text:p text:style-name="P3"><text:a xlink:type="simple" xlink:href="http://consistentcoder.com/generate-random-passwords-in-php" text:style-name="Internet_20_link" text:visited-style-name="Visited_20_Internet_20_Link"><text:span text:style-name="T1">http://consistentcoder.com/generate-random-passwords-in-php</text:span></text:a></text:p>
        </text:list-item>
        <text:list-item>
          <text:p text:style-name="P3"><text:a xlink:type="simple" xlink:href="http://talkerscode.com/webtricks/generate-random-password-using-php-and-mysql.php" text:style-name="Internet_20_link" text:visited-style-name="Visited_20_Internet_20_Link"><text:span text:style-name="T1">http://talkerscode.com/webtricks/generate-random-password-using-php-and-mysql.php</text:span></text:a></text:p>
        </text:list-item>
      </text:list>
      <text:p text:style-name="P1"/>
      <text:p text:style-name="P1">I reviewed, read, and used pieces for understanding how to create the required functionality features for my edit user login system (CMS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42" meta:character-count="673" meta:non-whitespace-character-count="645"/>
    <meta:generator>LibreOfficeDev/5.1.0.3$Linux_X86_64 LibreOffice_project/</meta:generator>
  </office:meta>
</office:document-meta>
</file>